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paragraph-rsid="0005e114"/>
    </style:style>
    <style:style style:name="P3" style:family="paragraph" style:parent-style-name="Text_20_body" style:list-style-name="L2"/>
    <style:style style:name="P4" style:family="paragraph" style:parent-style-name="Text_20_body">
      <style:text-properties officeooo:paragraph-rsid="000661ad"/>
    </style:style>
    <style:style style:name="P5" style:family="paragraph" style:parent-style-name="Horizontal_20_Line">
      <style:paragraph-properties fo:margin-top="0cm" fo:margin-bottom="0.247cm" style:contextual-spacing="false" fo:line-height="115%"/>
    </style:style>
    <style:style style:name="T1" style:family="text">
      <style:text-properties fo:color="#4ec9b0" loext:opacity="100%" fo:font-family="Consolas, 'Courier New', monospace" fo:font-size="10.5pt" fo:font-weight="normal" fo:background-color="#1f1f1f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Bonjour,</text:p>
      <text:p text:style-name="Text_20_body">Je vais vous présenter un projet de <text:span text:style-name="Strong_20_Emphasis">nettoyage et d’analyse de données</text:span> réalisé dans le cadre de ma formation en data science.</text:p>
      <text:p text:style-name="Text_20_body"><text:span text:style-name="Strong_20_Emphasis">Objectif du projet</text:span><text:line-break/>L’objectif était de <text:span text:style-name="Strong_20_Emphasis">préparer un jeu de données brut</text:span> pour le rendre exploitable, puis d’en tirer des <text:span text:style-name="Strong_20_Emphasis">informations utiles à la prise de décision</text:span>. Ce travail s’est déroulé entièrement dans un <text:span text:style-name="Strong_20_Emphasis">notebook</text:span>, ce qui m’a permis de documenter chaque étape et de garder un fil conducteur clair. </text:p>
      <text:p text:style-name="Text_20_body"><text:s/><text:span text:style-name="Strong_20_Emphasis">Étapes du nettoyage</text:span><text:line-break/>La première phase a consisté à <text:span text:style-name="Strong_20_Emphasis">nettoyer les données</text:span> :</text:p>
      <text:list text:style-name="L1">
        <text:list-item>
          <text:p text:style-name="P1">J’ai identifié et traité les <text:span text:style-name="Strong_20_Emphasis">valeurs manquantes</text:span> en les remplaçant par la <text:span text:style-name="Strong_20_Emphasis">moyenne</text:span> ou le <text:span text:style-name="Strong_20_Emphasis">mode</text:span>, selon le type de variable.</text:p>
        </text:list-item>
        <text:list-item>
          <text:p text:style-name="P1">Ensuite, j’ai détecté les <text:span text:style-name="Strong_20_Emphasis">doublons et les supprimer</text:span></text:p>
        </text:list-item>
        <text:list-item>
          <text:p text:style-name="P1">J’ai harmonisé <text:s/>corrigé les <text:span text:style-name="Strong_20_Emphasis">incohérences d’unités de certaines variable qui étaient de type qualitative au liue quantitative.</text:span></text:p>
        </text:list-item>
      </text:list>
      <text:p text:style-name="P2">Ce nettoyage a été effectué avec <text:span text:style-name="Strong_20_Emphasis">Pandas</text:span> une bibliothèque de python spécialiser dans l’analyse des données <text:s/>chaque transformation a été justifiée dans le notebook avec des visualisations intermédiaires.</text:p>
      <text:p text:style-name="Text_20_body">🔹 <text:span text:style-name="Strong_20_Emphasis">Analyse des données</text:span><text:line-break/>Pour rendre les données comparables, nous avons commencé par <text:span text:style-name="Strong_20_Emphasis">normaliser trois critères clés</text:span> pour crée des scores :</text:p>
      <text:p text:style-name="Text_20_body">’ai créé <text:span text:style-name="Strong_20_Emphasis">trois scores normalisés</text:span> :</text:p>
      <text:list text:style-name="L2">
        <text:list-item>
          <text:p text:style-name="P3">un pour la <text:span text:style-name="Strong_20_Emphasis">population étudiante</text:span>,</text:p>
        </text:list-item>
        <text:list-item>
          <text:p text:style-name="P3">un pour le <text:span text:style-name="Strong_20_Emphasis">coût de la formation</text:span> (inversé),</text:p>
        </text:list-item>
        <text:list-item>
          <text:p text:style-name="P3">et un pour le <text:span text:style-name="Strong_20_Emphasis">taux de défaut de paiement</text:span> (également inversé).</text:p>
        </text:list-item>
      </text:list>
      <text:p text:style-name="Text_20_body">Ces scores ont été combinés dans un <text:span text:style-name="Strong_20_Emphasis">indicateur synthétique pondéré</text:span> : 30% population, 30% coût, 40% défaut. Cela nous a permis de classer les établissements de manière équilibrée.</text:p>
      <text:p text:style-name="Text_20_body">Les <text:span text:style-name="Strong_20_Emphasis">résultats</text:span> montrent que les campus de l’<text:span text:style-name="Strong_20_Emphasis">University of Phoenix</text:span> dominent le top 15, avec des scores proches de 0.95. Côté États, <text:span text:style-name="Strong_20_Emphasis">Porto Rico</text:span>, <text:span text:style-name="Strong_20_Emphasis">Hawaï</text:span> et <text:span text:style-name="Strong_20_Emphasis">l’Arizona</text:span> obtiennent les meilleurs résultats.</text:p>
      <text:p text:style-name="Text_20_body">Enfin, malgré une <text:span text:style-name="Strong_20_Emphasis">corrélation faible entre coût et défaut</text:span> (-0.23), notre approche multi-critères a permis de tirer <text:span text:style-name="Strong_20_Emphasis">des conclusions fiables</text:span>. Ce projet m’a montré l’importance du <text:span text:style-name="Strong_20_Emphasis">nettoyage, de la normalisation</text:span> et de la <text:span text:style-name="Strong_20_Emphasis">pondération</text:span> dans l’analyse de données complexes.</text:p>
      <text:p text:style-name="P4">🔹 <text:span text:style-name="Strong_20_Emphasis">Outils utilisés</text:span><text:line-break/>Le projet a été réalisé dans un <text:span text:style-name="Strong_20_Emphasis">Jupyter Notebook</text:span>, avec les bibliothèques <text:span text:style-name="Strong_20_Emphasis">Pandas, Matplotlib</text:span> <text:span text:style-name="T1">folium et geopandas pour la visualisations par carte geographique </text:span></text:p>
      <text:p text:style-name="P4">pour Python . Cela m’a permis de <text:span text:style-name="Strong_20_Emphasis">documenter et exécuter</text:span> chaque étape au même endroit, rendant le projet <text:span text:style-name="Strong_20_Emphasis">reproductible et lisible</text:span>.</text:p>
      <text:p text:style-name="P5"/>
      <text:p text:style-name="Text_20_body"><text:soft-page-break/><text:s/><text:span text:style-name="Strong_20_Emphasis">Conclusion</text:span><text:line-break/>Ce projet m’a permis de mieux comprendre l’importance du <text:span text:style-name="Strong_20_Emphasis">nettoyage de données</text:span> avant toute analyse. Même un jeu de données riche peut donner de <text:span text:style-name="Strong_20_Emphasis">mauvaises conclusions</text:span> s’il n’est pas préparé correctement.<text:line-break/>Grâce à ce travail, j’ai pu tirer des <text:span text:style-name="Strong_20_Emphasis">informations claires</text:span>, proposer des <text:span text:style-name="Strong_20_Emphasis">interprétations fiables</text:span> et <text:span text:style-name="Strong_20_Emphasis">valoriser visuellement</text:span> les résultats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7T16:38:34.084277300</meta:creation-date>
    <meta:generator>LibreOffice/25.2.2.2$Windows_X86_64 LibreOffice_project/7370d4be9e3cf6031a51beef54ff3bda878e3fac</meta:generator>
    <dc:date>2025-05-17T16:59:17.680396700</dc:date>
    <meta:editing-duration>PT9M50S</meta:editing-duration>
    <meta:editing-cycles>2</meta:editing-cycles>
    <meta:document-statistic meta:table-count="0" meta:image-count="0" meta:object-count="0" meta:page-count="2" meta:paragraph-count="19" meta:word-count="414" meta:character-count="2609" meta:non-whitespace-character-count="2214"/>
  </office:meta>
</office:document-meta>
</file>